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bf4f" officeooo:paragraph-rsid="0019bf4f"/>
    </style:style>
    <style:style style:name="P2" style:family="paragraph" style:parent-style-name="Standard">
      <style:text-properties officeooo:rsid="0019bf4f" officeooo:paragraph-rsid="001a0a15"/>
    </style:style>
    <style:style style:name="P3" style:family="paragraph" style:parent-style-name="Standard">
      <style:text-properties officeooo:rsid="0019bf4f" officeooo:paragraph-rsid="001d260c"/>
    </style:style>
    <style:style style:name="P4" style:family="paragraph" style:parent-style-name="Standard">
      <style:text-properties officeooo:rsid="001a0a15" officeooo:paragraph-rsid="001a0a15"/>
    </style:style>
    <style:style style:name="T1" style:family="text">
      <style:text-properties officeooo:rsid="001a0a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éfinitions autour de l’ACP</text:p>
      <text:p text:style-name="P1">- matrice d’information spatiale</text:p>
      <text:p text:style-name="P1">individus spatiaux et variables</text:p>
      <text:p text:style-name="P1">les colonnes décrivent les répartitions spatiales (ACP)</text:p>
      <text:p text:style-name="P1">les lignes permettent de faire des groupes d’individus (classification)</text:p>
      <text:p text:style-name="P1">ACP = analyse factorielle classique 1933 Hotelling / 1960 sc humaines</text:p>
      <text:p text:style-name="P1">calculs algébriques sur matrice et vecteur</text:p>
      <text:p text:style-name="P1">- matrice d’inertie</text:p>
      <text:p text:style-name="P1">dispersion du nuage autour du centre de gravité (= variance de l’univariée)</text:p>
      <text:p text:style-name="P4">L’ACP permet de de décomposer la matrice d’inertie en plusieurs axes</text:p>
      <text:p text:style-name="P1">- axe d'allongement principal<text:line-break/>// droite de régression</text:p>
      <text:p text:style-name="P1">définie par la composante qui différencie le plus les individus entre eux / cette composante est elle même un variable<text:line-break/>- axe factoriel</text:p>
      <text:p text:style-name="P2">= axe d’allongement, on les classe du plus représentatif des différences au moins représentatif<text:line-break/><text:line-break/>- <text:span text:style-name="T1">vecteur</text:span> propre : <text:span text:style-name="T1">direction de l’axe d’allongement maximum, vecteur de la matrice de correlation</text:span></text:p>
      <text:p text:style-name="P2"/>
      <text:p text:style-name="P3">- <text:span text:style-name="T1">valeur propre : mesure la variance le long de l’axe / associée au vecteur propre (direction), la plus grande valeur de la matrice de correlation</text:span><text:line-break/><text:line-break/>- qualité de représentation d'une variable à un axe</text:p>
      <text:p text:style-name="P3"><text:line-break/>- contribution d'une variable à un ax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30T16:24:39.119000000</meta:creation-date>
    <dc:date>2025-11-30T22:38:57.130000000</dc:date>
    <meta:editing-duration>PT6H14M17S</meta:editing-duration>
    <meta:editing-cycles>4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5" meta:word-count="173" meta:character-count="1108" meta:non-whitespace-character-count="947"/>
  </office:meta>
</office:document-meta>
</file>